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a5a" officeooo:paragraph-rsid="000fba5a"/>
    </style:style>
    <style:style style:name="P2" style:family="paragraph" style:parent-style-name="Standard">
      <style:text-properties officeooo:paragraph-rsid="000fba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llo world</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7T10:55:34.098279600</meta:creation-date>
    <dc:date>2025-06-17T10:59:48.888298800</dc:date>
    <meta:editing-duration>PT4M14S</meta:editing-duration>
    <meta:editing-cycles>2</meta:editing-cycles>
    <meta:generator>LibreOfficeDev/26.2.0.0.alpha0$Windows_X86_64 LibreOffice_project/389325166a3357d7a4e557dc4c223fe0bb7aeadd</meta:generator>
    <dc:title>hello a11y test</dc:title>
    <meta:document-statistic meta:table-count="0" meta:image-count="0" meta:object-count="0" meta:page-count="1" meta:paragraph-count="4" meta:word-count="235" meta:character-count="1626" meta:non-whitespace-character-count="1395"/>
  </office:meta>
</office:document-meta>
</file>